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さ、先ほどは失礼しまし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この前はぶしつけなお電話をして</text:p>
            <text:p>すいませんでし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今後は、お電話は控えさせていただき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先ほどは、急にお電話をさしあげて</text:p>
            <text:p>すいませんでし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ご要望のものを、明日には用意できるかと</text:p>
            <text:p>思い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お役に立てて光栄で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今後も、本官を頼りにしてください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この前はぶしつけなお電話をして</text:p>
            <text:p>すいませんでし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また、日を改めてかけ直させていただき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こ、この前は忙しかったでありますか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また、日を改めて盆踊りへのお誘いの電話を</text:p>
            <text:p>かけ直させていただき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$puさんと盆踊りへ行くことを考えると</text:p>
            <text:p>夜も眠れません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次の盆踊りが楽しみ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たっ、ただいま勤務中であります…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の勤務が終わるまで、しばらく</text:p>
            <text:p>お待ち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もう少しで家に帰ります</text:p>
            <text:p>今しばらくお待ちください！</text:p>
          </table:table-cell>
          <table:table-cell/>
        </table:table-row>
        <table:table-row table:style-name="ro2">
          <table:table-cell office:value-type="string">
            <text:p>いやああ！ $puさん！</text:p>
            <text:p>ちょうど良かった！</text:p>
          </table:table-cell>
          <table:table-cell/>
        </table:table-row>
        <table:table-row table:style-name="ro2">
          <table:table-cell office:value-type="string">
            <text:p>どうかこれを！</text:p>
            <text:p>お役に立てば幸いです！</text:p>
          </table:table-cell>
          <table:table-cell/>
        </table:table-row>
        <table:table-row table:style-name="ro1">
          <table:table-cell office:value-type="string">
            <text:p>受け取る</text:p>
          </table:table-cell>
          <table:table-cell/>
        </table:table-row>
        <table:table-row table:style-name="ro1">
          <table:table-cell office:value-type="string">
            <text:p>受け取らない</text:p>
          </table:table-cell>
          <table:table-cell/>
        </table:table-row>
        <table:table-row table:style-name="ro2">
          <table:table-cell office:value-type="string">
            <text:p>ありがとう</text:p>
            <text:p>大事に使わせてもらうわ</text:p>
          </table:table-cell>
          <table:table-cell/>
        </table:table-row>
        <table:table-row table:style-name="ro2">
          <table:table-cell office:value-type="string">
            <text:p>そうですか！ いやあ</text:p>
            <text:p>お役に立てて光栄です！</text:p>
          </table:table-cell>
          <table:table-cell/>
        </table:table-row>
        <table:table-row table:style-name="ro2">
          <table:table-cell office:value-type="string">
            <text:p>そんな</text:p>
            <text:p>受け取るわけにはいかないわ</text:p>
          </table:table-cell>
          <table:table-cell/>
        </table:table-row>
        <table:table-row table:style-name="ro2">
          <table:table-cell office:value-type="string">
            <text:p>えっ？ そ、そうですか？</text:p>
            <text:p>う〜む…</text:p>
          </table:table-cell>
          <table:table-cell/>
        </table:table-row>
        <table:table-row table:style-name="ro2">
          <table:table-cell office:value-type="string">
            <text:p>仕方ないですね</text:p>
            <text:p>無理に押し付けても迷惑でしょうから…</text:p>
          </table:table-cell>
          <table:table-cell/>
        </table:table-row>
        <table:table-row table:style-name="ro2">
          <table:table-cell office:value-type="string">
            <text:p>（片山さんは私に$ci観葉植物$crを</text:p>
            <text:p>くれるみたいだけど…）</text:p>
          </table:table-cell>
          <table:table-cell/>
        </table:table-row>
        <table:table-row table:style-name="ro2">
          <table:table-cell office:value-type="string">
            <text:p>（片山さんは私に【$ci1000$cr玉】を</text:p>
            <text:p>くれるみたいだけど…）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$puさん これがあなたの</text:p>
            <text:p>お役に立てば幸いなのですが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すか！ いやあ</text:p>
            <text:p>お役に立てて光栄で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仕方ないですね</text:p>
            <text:p>無理に押し付けても迷惑でしょうから…</text:p>
          </table:table-cell>
          <table:table-cell/>
        </table:table-row>
        <table:table-row table:style-name="ro3">
          <table:table-cell office:value-type="string">
            <text:p>いやあ$puさん！</text:p>
          </table:table-cell>
          <table:table-cell/>
        </table:table-row>
        <table:table-row table:style-name="ro2">
          <table:table-cell office:value-type="string">
            <text:p>おお！ その浴衣、</text:p>
            <text:p>とってもよく似合ってますよ！</text:p>
          </table:table-cell>
          <table:table-cell/>
        </table:table-row>
        <table:table-row table:style-name="ro1">
          <table:table-cell office:value-type="string">
            <text:p>ありがとう</text:p>
          </table:table-cell>
          <table:table-cell/>
        </table:table-row>
        <table:table-row table:style-name="ro1">
          <table:table-cell office:value-type="string">
            <text:p>…なんだか照れるわね</text:p>
          </table:table-cell>
          <table:table-cell/>
        </table:table-row>
        <table:table-row table:style-name="ro1">
          <table:table-cell office:value-type="string">
            <text:p>片山さんも似合ってるわよ</text:p>
          </table:table-cell>
          <table:table-cell/>
        </table:table-row>
        <table:table-row table:style-name="ro1">
          <table:table-cell office:value-type="string">
            <text:p>みんなにそう言ってるんでしょう？</text:p>
          </table:table-cell>
          <table:table-cell/>
        </table:table-row>
        <table:table-row table:style-name="ro1">
          <table:table-cell office:value-type="string">
            <text:p>ありがとう</text:p>
          </table:table-cell>
          <table:table-cell/>
        </table:table-row>
        <table:table-row table:style-name="ro2">
          <table:table-cell office:value-type="string">
            <text:p>ははは どういたしまして！</text:p>
            <text:p>で、ではその辺を回りましょうか！</text:p>
          </table:table-cell>
          <table:table-cell/>
        </table:table-row>
        <table:table-row table:style-name="ro1">
          <table:table-cell office:value-type="string">
            <text:p>…なんだか照れるわね</text:p>
          </table:table-cell>
          <table:table-cell/>
        </table:table-row>
        <table:table-row table:style-name="ro2">
          <table:table-cell office:value-type="string">
            <text:p>は、はははっ いやいや！</text:p>
            <text:p>なんだか、こっちが照れてしまいます</text:p>
          </table:table-cell>
          <table:table-cell/>
        </table:table-row>
        <table:table-row table:style-name="ro1">
          <table:table-cell office:value-type="string">
            <text:p>片山さんも似合ってるわよ</text:p>
          </table:table-cell>
          <table:table-cell/>
        </table:table-row>
        <table:table-row table:style-name="ro2">
          <table:table-cell office:value-type="string">
            <text:p>そっそうでありますか？</text:p>
            <text:p>いやあ うれしいです！</text:p>
          </table:table-cell>
          <table:table-cell/>
        </table:table-row>
        <table:table-row table:style-name="ro2">
          <table:table-cell office:value-type="string">
            <text:p>それでは…</text:p>
            <text:p>屋台でも見て回りましょうか！</text:p>
          </table:table-cell>
          <table:table-cell/>
        </table:table-row>
        <table:table-row table:style-name="ro1">
          <table:table-cell office:value-type="string">
            <text:p>みんなにそう言ってるんでしょう？</text:p>
          </table:table-cell>
          <table:table-cell/>
        </table:table-row>
        <table:table-row table:style-name="ro2">
          <table:table-cell office:value-type="string">
            <text:p>そっ！そんなことはありません！</text:p>
            <text:p>$puさん以外には言いませんッ！</text:p>
          </table:table-cell>
          <table:table-cell/>
        </table:table-row>
        <table:table-row table:style-name="ro1">
          <table:table-cell office:value-type="string">
            <text:p>では、屋台でも見て回りましょうっ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りんご飴は本官の大好物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$puさんはりんご飴は好きですか？</text:p>
          </table:table-cell>
          <table:table-cell/>
        </table:table-row>
        <table:table-row table:style-name="ro1">
          <table:table-cell office:value-type="string">
            <text:p>大好き</text:p>
          </table:table-cell>
          <table:table-cell/>
        </table:table-row>
        <table:table-row table:style-name="ro1">
          <table:table-cell office:value-type="string">
            <text:p>好き</text:p>
          </table:table-cell>
          <table:table-cell/>
        </table:table-row>
        <table:table-row table:style-name="ro1">
          <table:table-cell office:value-type="string">
            <text:p>普通</text:p>
          </table:table-cell>
          <table:table-cell/>
        </table:table-row>
        <table:table-row table:style-name="ro1">
          <table:table-cell office:value-type="string">
            <text:p>嫌い</text:p>
          </table:table-cell>
          <table:table-cell/>
        </table:table-row>
        <table:table-row table:style-name="ro1">
          <table:table-cell office:value-type="string">
            <text:p>大嫌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ありますか！</text:p>
            <text:p>では本官にøらせてください</text:p>
          </table:table-cell>
          <table:table-cell/>
        </table:table-row>
        <table:table-row table:style-name="ro1">
          <table:table-cell office:value-type="string">
            <text:p>りんご飴をもらっ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、そうでありますか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では、次の店に行きましょうか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おっ！ 金魚すくいですね</text:p>
            <text:p>これは大変難しいであります</text:p>
          </table:table-cell>
          <table:table-cell/>
        </table:table-row>
        <table:table-row table:style-name="ro1">
          <table:table-cell office:value-type="string">
            <text:p>私のために金魚をとって欲しいな</text:p>
          </table:table-cell>
          <table:table-cell/>
        </table:table-row>
        <table:table-row table:style-name="ro1">
          <table:table-cell office:value-type="string">
            <text:p>あなた これくらいのこともできないの？</text:p>
          </table:table-cell>
          <table:table-cell/>
        </table:table-row>
        <table:table-row table:style-name="ro1">
          <table:table-cell office:value-type="string">
            <text:p>金魚が可哀想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はいっ！</text:p>
            <text:p>お任せください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な、何をおっしゃいますか！？</text:p>
            <text:p>本官の実力、とくとご覧ください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確かにそうかも知れません</text:p>
            <text:p>$puさんは心優しいのです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はあ…はあ…はあ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一匹だけですが</text:p>
            <text:p>$puさんのためにすくったであります</text:p>
          </table:table-cell>
          <table:table-cell/>
        </table:table-row>
        <table:table-row table:style-name="ro1">
          <table:table-cell office:value-type="string">
            <text:p>片山さん ステキ！</text:p>
          </table:table-cell>
          <table:table-cell/>
        </table:table-row>
        <table:table-row table:style-name="ro1">
          <table:table-cell office:value-type="string">
            <text:p>私のためにありがとう</text:p>
          </table:table-cell>
          <table:table-cell/>
        </table:table-row>
        <table:table-row table:style-name="ro1">
          <table:table-cell office:value-type="string">
            <text:p>たった一匹だけなの？</text:p>
          </table:table-cell>
          <table:table-cell/>
        </table:table-row>
        <table:table-row table:style-name="ro1">
          <table:table-cell office:value-type="string">
            <text:p>金魚が可哀想だとは思わないの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、そうでありますか？</text:p>
            <text:p>本官、感激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$puさんのためなら</text:p>
            <text:p>これくらいのことは当然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め、面目ありません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、そんな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次はカキ氷でも食べましょうか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$puさんは何味のカキ氷が</text:p>
            <text:p>好きでありますか？</text:p>
          </table:table-cell>
          <table:table-cell/>
        </table:table-row>
        <table:table-row table:style-name="ro1">
          <table:table-cell office:value-type="string">
            <text:p>イチゴ味</text:p>
          </table:table-cell>
          <table:table-cell/>
        </table:table-row>
        <table:table-row table:style-name="ro1">
          <table:table-cell office:value-type="string">
            <text:p>メロン味</text:p>
          </table:table-cell>
          <table:table-cell/>
        </table:table-row>
        <table:table-row table:style-name="ro1">
          <table:table-cell office:value-type="string">
            <text:p>レモン味</text:p>
          </table:table-cell>
          <table:table-cell/>
        </table:table-row>
        <table:table-row table:style-name="ro1">
          <table:table-cell office:value-type="string">
            <text:p>ブルーハワイ味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ありますか</text:p>
            <text:p>ちょっと待っ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どうぞ！ イチゴ味のカキ氷です！</text:p>
            <text:p>食べ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どうぞ！ メロン味のカキ氷です！</text:p>
            <text:p>食べ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どうぞ！ レモン味のカキ氷です！</text:p>
            <text:p>食べ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どうぞ！ ブルーハワイ味のカキ氷です！</text:p>
            <text:p>食べてください</text:p>
          </table:table-cell>
          <table:table-cell/>
        </table:table-row>
        <table:table-row table:style-name="ro1">
          <table:table-cell office:value-type="string">
            <text:p>美味しそうね ありがとう！</text:p>
          </table:table-cell>
          <table:table-cell/>
        </table:table-row>
        <table:table-row table:style-name="ro1">
          <table:table-cell office:value-type="string">
            <text:p>ごめんなさい もうお腹いっぱいなの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の一言を聞けただけで</text:p>
            <text:p>本官は幸せ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うでありますか…</text:p>
          </table:table-cell>
          <table:table-cell/>
        </table:table-row>
        <table:table-row table:style-name="ro1">
          <table:table-cell office:value-type="string">
            <text:p>カキ氷をもらっ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$puさん 步き回ってお疲れでしょう？</text:p>
            <text:p>そこのベンチで休むであります</text:p>
          </table:table-cell>
          <table:table-cell/>
        </table:table-row>
        <table:table-row table:style-name="ro3">
          <table:table-cell office:value-type="string">
            <text:p>$puさん どうでしたか</text:p>
          </table:table-cell>
          <table:table-cell/>
        </table:table-row>
        <table:table-row table:style-name="ro1">
          <table:table-cell office:value-type="string">
            <text:p>うん 楽しかった</text:p>
          </table:table-cell>
          <table:table-cell/>
        </table:table-row>
        <table:table-row table:style-name="ro1">
          <table:table-cell office:value-type="string">
            <text:p>あんまり… 楽しくなかったわ</text:p>
          </table:table-cell>
          <table:table-cell/>
        </table:table-row>
        <table:table-row table:style-name="ro1">
          <table:table-cell office:value-type="string">
            <text:p>うん 楽しかった</text:p>
          </table:table-cell>
          <table:table-cell/>
        </table:table-row>
        <table:table-row table:style-name="ro2">
          <table:table-cell office:value-type="string">
            <text:p>そうですか！ はは！</text:p>
            <text:p>それはよかったであります！</text:p>
          </table:table-cell>
          <table:table-cell/>
        </table:table-row>
        <table:table-row table:style-name="ro1">
          <table:table-cell office:value-type="string">
            <text:p>あんまり… 楽しくなかったわ</text:p>
          </table:table-cell>
          <table:table-cell/>
        </table:table-row>
        <table:table-row table:style-name="ro2">
          <table:table-cell office:value-type="string">
            <text:p>ええっ！？ そうなのでありますか…</text:p>
            <text:p>申し訳ありません…</text:p>
          </table:table-cell>
          <table:table-cell/>
        </table:table-row>
        <table:table-row table:style-name="ro3">
          <table:table-cell office:value-type="string">
            <text:p>$puさん</text:p>
          </table:table-cell>
          <table:table-cell/>
        </table:table-row>
        <table:table-row table:style-name="ro1">
          <table:table-cell office:value-type="string">
            <text:p>うん？</text:p>
          </table:table-cell>
          <table:table-cell/>
        </table:table-row>
        <table:table-row table:style-name="ro1">
          <table:table-cell office:value-type="string">
            <text:p>受け取ってもらいたいものがあります</text:p>
          </table:table-cell>
          <table:table-cell/>
        </table:table-row>
        <table:table-row table:style-name="ro1">
          <table:table-cell office:value-type="string">
            <text:p>本官は、本気であります</text:p>
          </table:table-cell>
          <table:table-cell/>
        </table:table-row>
        <table:table-row table:style-name="ro1">
          <table:table-cell office:value-type="string">
            <text:p>本官の気持ちはすべて、その中に書きました</text:p>
          </table:table-cell>
          <table:table-cell/>
        </table:table-row>
        <table:table-row table:style-name="ro2">
          <table:table-cell office:value-type="string">
            <text:p>$puさんの</text:p>
            <text:p>正直な気持ちを、賜りたいと思います</text:p>
          </table:table-cell>
          <table:table-cell/>
        </table:table-row>
        <table:table-row table:style-name="ro2">
          <table:table-cell office:value-type="string">
            <text:p>それでは、今日はこれで</text:p>
            <text:p>お先に失礼します</text:p>
          </table:table-cell>
          <table:table-cell/>
        </table:table-row>
        <table:table-row table:style-name="ro2">
          <table:table-cell office:value-type="string">
            <text:p>夜道はくれぐれも気をつけて</text:p>
            <text:p>お帰りください</text:p>
          </table:table-cell>
          <table:table-cell/>
        </table:table-row>
        <table:table-row table:style-name="ro3">
          <table:table-cell office:value-type="string">
            <text:p>$pさんへ</text:p>
          </table:table-cell>
          <table:table-cell/>
        </table:table-row>
        <table:table-row table:style-name="ro2">
          <table:table-cell office:value-type="string">
            <text:p>私、片山昭吾は</text:p>
            <text:p>$pさんを愛しています</text:p>
          </table:table-cell>
          <table:table-cell/>
        </table:table-row>
        <table:table-row table:style-name="ro2">
          <table:table-cell office:value-type="string">
            <text:p>私は、$puさんと離れ離れに</text:p>
            <text:p>暮らしている今が不自然に思えてなりません</text:p>
          </table:table-cell>
          <table:table-cell/>
        </table:table-row>
        <table:table-row table:style-name="ro2">
          <table:table-cell office:value-type="string">
            <text:p>$puさんと、</text:p>
            <text:p>いつも一緒にいたいと思っています</text:p>
          </table:table-cell>
          <table:table-cell/>
        </table:table-row>
        <table:table-row table:style-name="ro2">
          <table:table-cell office:value-type="string">
            <text:p>とはいえ、$puさんの気持ちを</text:p>
            <text:p>無視して決めてよいものではありません</text:p>
          </table:table-cell>
          <table:table-cell/>
        </table:table-row>
        <table:table-row table:style-name="ro3">
          <table:table-cell office:value-type="string">
            <text:p>$puさんの気持ちをうかがいたいと思います</text:p>
          </table:table-cell>
          <table:table-cell/>
        </table:table-row>
        <table:table-row table:style-name="ro2">
          <table:table-cell office:value-type="string">
            <text:p>私と一緒に暮らしてくれるかどうか</text:p>
            <text:p>返事を聞かせてください</text:p>
          </table:table-cell>
          <table:table-cell/>
        </table:table-row>
        <table:table-row table:style-name="ro2">
          <table:table-cell office:value-type="string">
            <text:p>パチパラ町の堤防で待っています</text:p>
            <text:p><text:s text:c="10"/>片山昭吾</text:p>
          </table:table-cell>
          <table:table-cell/>
        </table:table-row>
        <table:table-row table:style-name="ro3">
          <table:table-cell office:value-type="string">
            <text:p>$puさん…</text:p>
          </table:table-cell>
          <table:table-cell/>
        </table:table-row>
        <table:table-row table:style-name="ro1">
          <table:table-cell office:value-type="string">
            <text:p>お待ちしていました…</text:p>
          </table:table-cell>
          <table:table-cell/>
        </table:table-row>
        <table:table-row table:style-name="ro1">
          <table:table-cell office:value-type="string">
            <text:p>手紙の返事を… 聞かせてください</text:p>
          </table:table-cell>
          <table:table-cell/>
        </table:table-row>
        <table:table-row table:style-name="ro1">
          <table:table-cell office:value-type="string">
            <text:p>私も片山さんと一緒に…</text:p>
          </table:table-cell>
          <table:table-cell/>
        </table:table-row>
        <table:table-row table:style-name="ro1">
          <table:table-cell office:value-type="string">
            <text:p>片山さんの想いには応えられないわ…</text:p>
          </table:table-cell>
          <table:table-cell/>
        </table:table-row>
        <table:table-row table:style-name="ro1">
          <table:table-cell office:value-type="string">
            <text:p>本当に、それでいいのですか？</text:p>
          </table:table-cell>
          <table:table-cell/>
        </table:table-row>
        <table:table-row table:style-name="ro1">
          <table:table-cell office:value-type="string">
            <text:p>自分の気持ちに迷いはないわ</text:p>
          </table:table-cell>
          <table:table-cell/>
        </table:table-row>
        <table:table-row table:style-name="ro1">
          <table:table-cell office:value-type="string">
            <text:p>もう一度よく考えさせて</text:p>
          </table:table-cell>
          <table:table-cell/>
        </table:table-row>
        <table:table-row table:style-name="ro1">
          <table:table-cell office:value-type="string">
            <text:p>…よかった</text:p>
          </table:table-cell>
          <table:table-cell/>
        </table:table-row>
        <table:table-row table:style-name="ro1">
          <table:table-cell office:value-type="string">
            <text:p>分かりました</text:p>
          </table:table-cell>
          <table:table-cell/>
        </table:table-row>
        <table:table-row table:style-name="ro2">
          <table:table-cell office:value-type="string">
            <text:p>これからは警官と一市民として</text:p>
            <text:p>接する事にします</text:p>
          </table:table-cell>
          <table:table-cell/>
        </table:table-row>
        <table:table-row table:style-name="ro1">
          <table:table-cell office:value-type="string">
            <text:p>それでは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これからは$plさんのお部屋で</text:p>
            <text:p>共に暮らしていきましょう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はもう職務に戻らなければなりません</text:p>
            <text:p>後程、お部屋にうかがわせていただきます</text:p>
          </table:table-cell>
          <table:table-cell/>
        </table:table-row>
        <table:table-row table:style-name="ro1">
          <table:table-cell office:value-type="string">
            <text:p>昭吾くん はい、おみやげ</text:p>
          </table:table-cell>
          <table:table-cell/>
        </table:table-row>
        <table:table-row table:style-name="ro2">
          <table:table-cell office:value-type="string">
            <text:p>おおおっ！ ありがとうございます！</text:p>
            <text:p>本官にいただけるのですかっ！</text:p>
          </table:table-cell>
          <table:table-cell/>
        </table:table-row>
        <table:table-row table:style-name="ro2">
          <table:table-cell office:value-type="string">
            <text:p>やあ！ パジャマですか！ 今は大学の</text:p>
            <text:p>ジャージですから とても新鮮です！</text:p>
          </table:table-cell>
          <table:table-cell/>
        </table:table-row>
        <table:table-row table:style-name="ro1">
          <table:table-cell office:value-type="string">
            <text:p>どうでしょう？</text:p>
          </table:table-cell>
          <table:table-cell/>
        </table:table-row>
        <table:table-row table:style-name="ro1">
          <table:table-cell office:value-type="string">
            <text:p>似合っていますか？</text:p>
          </table:table-cell>
          <table:table-cell/>
        </table:table-row>
        <table:table-row table:style-name="ro1">
          <table:table-cell office:value-type="string">
            <text:p>やあ！ これは甚平ですね</text:p>
          </table:table-cell>
          <table:table-cell/>
        </table:table-row>
        <table:table-row table:style-name="ro2">
          <table:table-cell office:value-type="string">
            <text:p>自慢ではないのですが</text:p>
            <text:p>この手の服は似合う自信があります！</text:p>
          </table:table-cell>
          <table:table-cell/>
        </table:table-row>
        <table:table-row table:style-name="ro2">
          <table:table-cell office:value-type="string">
            <text:p>むむっ これは…</text:p>
            <text:p>海水パンツではないですか！</text:p>
          </table:table-cell>
          <table:table-cell/>
        </table:table-row>
        <table:table-row table:style-name="ro2">
          <table:table-cell office:value-type="string">
            <text:p>そういえば… 職務に追われて</text:p>
            <text:p>海水浴もろくに行っておりませんでした…</text:p>
          </table:table-cell>
          <table:table-cell/>
        </table:table-row>
        <table:table-row table:style-name="ro2">
          <table:table-cell office:value-type="string">
            <text:p>$puさん 機会があったら</text:p>
            <text:p>ぜひ海水浴に行きましょう</text:p>
          </table:table-cell>
          <table:table-cell/>
        </table:table-row>
        <table:table-row table:style-name="ro1">
          <table:table-cell office:value-type="string">
            <text:p>片山と話をする</text:p>
          </table:table-cell>
          <table:table-cell/>
        </table:table-row>
        <table:table-row table:style-name="ro1">
          <table:table-cell office:value-type="string">
            <text:p>事件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パチンコ屋殺人事件について聞く</text:p>
          </table:table-cell>
          <table:table-cell/>
        </table:table-row>
        <table:table-row table:style-name="ro1">
          <table:table-cell office:value-type="string">
            <text:p>柳田の他殺疑惑について聞く</text:p>
          </table:table-cell>
          <table:table-cell/>
        </table:table-row>
        <table:table-row table:style-name="ro1">
          <table:table-cell office:value-type="string">
            <text:p>静香殺害事件について聞く</text:p>
          </table:table-cell>
          <table:table-cell/>
        </table:table-row>
        <table:table-row table:style-name="ro1">
          <table:table-cell office:value-type="string">
            <text:p>土地ブローカー殺害事件について聞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パチンコ屋の事件で、</text:p>
            <text:p>何か分かったことは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パチンコ屋の事件で、</text:p>
            <text:p>何か分かったことはない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ええと…</text:p>
            <text:p>殺された被害者の名前がわかりまし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被害者は新川直樹、年令は３０才前後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普段は出玉町でぶらぶらしている</text:p>
            <text:p>ゴロツキだったそう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ただ詳しい出身地などは分かりません</text:p>
            <text:p>年令があやふやなのもそういう理由で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ふむ… これだけではあの男…新川が</text:p>
            <text:p>殺される理由がわからないですね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の他殺について、何か進展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柳田さんの他殺について、</text:p>
            <text:p>何か進展はあった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三上警部が言うには、静香が柳田に言い</text:p>
            <text:p>寄っていたらしい形跡があるそうです <text:s text:c="4"/>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ただ… 柳田さんの方は</text:p>
            <text:p>あまり乗り気ではなかったようです <text:s text:c="4"/>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柳田さんには沙織という女性がいたようです</text:p>
            <text:p>…彼としては迷惑だったでしょうね… 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静香殺害事件で、何か分かったことは…？ <text:s text:c="4"/>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庁からの連絡によると、静香も銀玉…</text:p>
            <text:p>パチンコ玉を握っていたということで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静香が握っていたパチンコ玉は３個です</text:p>
            <text:p>柳田さんが４個でしたから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５、４、３と、ひとつずつ</text:p>
            <text:p>パチンコ玉が減っていることにな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これは… あとふたり、</text:p>
            <text:p>犧牲者を出すと言うことでしょうか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殺害事件で何か情報は？ <text:s text:c="4"/>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殺害事件で何か情報はない？ <text:s text:c="4"/>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岩田… 「食通の渡会」のことですが、</text:p>
            <text:p>ここ最近$ciえの鮨$crに出入りしていたようで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$ciえの鮨$crの女将さんに話を聞いてみてはどうでしょう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紀子さんの身元が判明しまし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彼女はＫ大学の学生です</text:p>
            <text:p>大学は現在夏休み中とのことで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彼女の母親は</text:p>
            <text:p>「白石貿易」という会社の社長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彼女はその令嬢というわけです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父親はいません</text:p>
            <text:p>彼女が幼い頃に母親が離婚してい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の母親ですが…現在は親族一同で</text:p>
            <text:p>海外旅行中だそうで、連絡がつきません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紀子さんはしばらく、この町で記憶の</text:p>
            <text:p>経過を見ようという事になってお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現在銳意捜査中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疑った罪滅ぼしというわけではないですが…</text:p>
            <text:p>事件の情報は$puさんにもお教えし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静香殺害の犯人は</text:p>
            <text:p>岩田と見て間違いないようで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静香は岩田と</text:p>
            <text:p>悪だくみをしていたと言う事ですが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殺されてしまうとは…</text:p>
            <text:p>仲間割れでもしたのでしょうか…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くれぐれもこの町から出ないように</text:p>
            <text:p>分かった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おはようございますっ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こんにちは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こんばんは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$puさんには</text:p>
            <text:p>ご迷惑をおかけしてしまいまし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申し訳ありませんでし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最近、気の滅入る事件が続いています</text:p>
            <text:p>これ以上、何もなければいいのですが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昼にもう一度、ここへお越し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の頃には、鑑識の結果などが出ていると</text:p>
            <text:p>思いますので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も$puさんを信じたいのですが…</text:p>
            <text:p>今回ばかりは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最近の一連の事件のせいで</text:p>
            <text:p>住民の皆さんは不安な日々を過ごしてい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市民の安全を守るべき本官としては</text:p>
            <text:p>責任を感じずにはいられません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間違えて同じ数の銀玉を握らせてしまった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…銀玉仮面がそんな単純なミスを</text:p>
            <text:p>犯すんでしょうか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銀玉仮面…</text:p>
            <text:p>一体、何者なんでしょうか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あ、あの！ $puさんは</text:p>
            <text:p>どんな食べ物が好きなのであります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食べ物？ そうね…</text:p>
          </table:table-cell>
          <table:table-cell/>
        </table:table-row>
        <table:table-row table:style-name="ro1">
          <table:table-cell office:value-type="string">
            <text:p>ラーメン</text:p>
          </table:table-cell>
          <table:table-cell/>
        </table:table-row>
        <table:table-row table:style-name="ro1">
          <table:table-cell office:value-type="string">
            <text:p>焼肉〮ホルモン焼き</text:p>
          </table:table-cell>
          <table:table-cell/>
        </table:table-row>
        <table:table-row table:style-name="ro1">
          <table:table-cell office:value-type="string">
            <text:p>串カツ</text:p>
          </table:table-cell>
          <table:table-cell/>
        </table:table-row>
        <table:table-row table:style-name="ro1">
          <table:table-cell office:value-type="string">
            <text:p>お好み焼き</text:p>
          </table:table-cell>
          <table:table-cell/>
        </table:table-row>
        <table:table-row table:style-name="ro1">
          <table:table-cell office:value-type="string">
            <text:p>寿司</text:p>
          </table:table-cell>
          <table:table-cell/>
        </table:table-row>
        <table:table-row table:style-name="ro1">
          <table:table-cell office:value-type="string">
            <text:p>洋食</text:p>
          </table:table-cell>
          <table:table-cell/>
        </table:table-row>
        <table:table-row table:style-name="ro1">
          <table:table-cell office:value-type="string">
            <text:p>すき焼き</text:p>
          </table:table-cell>
          <table:table-cell/>
        </table:table-row>
        <table:table-row table:style-name="ro1">
          <table:table-cell office:value-type="string">
            <text:p>中華料理</text:p>
          </table:table-cell>
          <table:table-cell/>
        </table:table-row>
        <table:table-row table:style-name="ro1">
          <table:table-cell office:value-type="string">
            <text:p>甘いも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、ラーメン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ラ、ラーメンでありますか！</text:p>
            <text:p>何ラーメンが好きなのでありますか？</text:p>
          </table:table-cell>
          <table:table-cell/>
        </table:table-row>
        <table:table-row table:style-name="ro1">
          <table:table-cell office:value-type="string">
            <text:p>しお</text:p>
          </table:table-cell>
          <table:table-cell/>
        </table:table-row>
        <table:table-row table:style-name="ro1">
          <table:table-cell office:value-type="string">
            <text:p>みそ</text:p>
          </table:table-cell>
          <table:table-cell/>
        </table:table-row>
        <table:table-row table:style-name="ro1">
          <table:table-cell office:value-type="string">
            <text:p>しょうゆ</text:p>
          </table:table-cell>
          <table:table-cell/>
        </table:table-row>
        <table:table-row table:style-name="ro1">
          <table:table-cell office:value-type="string">
            <text:p>とんこつ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しおラーメンが好きだ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あああっ いいですねえ！ 本官も</text:p>
            <text:p>しおラーメンが一番好き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みそラーメンが好きだ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あああっ いいですねえ！ 本官も</text:p>
            <text:p>みそラーメンが一番好き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しょうゆラーメンが好きだ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あああっ いいですねえ！ 本官も</text:p>
            <text:p>しょうゆラーメンが一番好き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とんこつラーメンが好きだ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とんこつ！ とんこつラーメンを</text:p>
            <text:p>知っているとは、通ですねえ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本官もとんこつラーメンは大好き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、焼肉とかホルモン焼き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おおお！ そうですよねえ！</text:p>
            <text:p>やっぱり焼肉はいいですよねえ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では、焼肉の中では、どの肉が好きですか？</text:p>
          </table:table-cell>
          <table:table-cell/>
        </table:table-row>
        <table:table-row table:style-name="ro1">
          <table:table-cell office:value-type="string">
            <text:p>牛カルビ</text:p>
          </table:table-cell>
          <table:table-cell/>
        </table:table-row>
        <table:table-row table:style-name="ro1">
          <table:table-cell office:value-type="string">
            <text:p>牛ロース</text:p>
          </table:table-cell>
          <table:table-cell/>
        </table:table-row>
        <table:table-row table:style-name="ro1">
          <table:table-cell office:value-type="string">
            <text:p>牛タン</text:p>
          </table:table-cell>
          <table:table-cell/>
        </table:table-row>
        <table:table-row table:style-name="ro1">
          <table:table-cell office:value-type="string">
            <text:p>豚バラ</text:p>
          </table:table-cell>
          <table:table-cell/>
        </table:table-row>
        <table:table-row table:style-name="ro1">
          <table:table-cell office:value-type="string">
            <text:p>豚ロース</text:p>
          </table:table-cell>
          <table:table-cell/>
        </table:table-row>
        <table:table-row table:style-name="ro1">
          <table:table-cell office:value-type="string">
            <text:p>シーフード</text:p>
          </table:table-cell>
          <table:table-cell/>
        </table:table-row>
        <table:table-row table:style-name="ro1">
          <table:table-cell office:value-type="string">
            <text:p>ホルモン</text:p>
          </table:table-cell>
          <table:table-cell/>
        </table:table-row>
        <table:table-row table:style-name="ro1">
          <table:table-cell office:value-type="string">
            <text:p>野菜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焼肉はやっぱり牛カルビが一番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牛カルビ！ そうですなあ！</text:p>
            <text:p>牛カルビは焼肉の警視総監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は牛カルビを頂くとき、</text:p>
            <text:p>心の中で敬礼をする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焼肉はやっぱり牛ロースが一番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まったくそのとおり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焼肉はやっぱり牛タンが一番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牛タンですか…？ 実は本官、牛タンは</text:p>
            <text:p>まだ挑戦したことがないの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しかし$puさんがそう言われるのなら…</text:p>
            <text:p>次の機会に挑戦したいと思い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焼肉はやっぱり豚バラが一番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うおお！ 豚バラの同志がここに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は一片の豚バラがあれば</text:p>
            <text:p>どんぶり３杯はいける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焼肉はやっぱり豚ロースが一番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おおおお！ ローォスですか！ いやあ</text:p>
            <text:p>$puさんはロースと言うと思っていました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こはかとない気品が$puさんに</text:p>
            <text:p>ぴったりだと思い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焼肉はやっぱりシーフードが一番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し、シーフード…？ あああ！</text:p>
            <text:p>エビカニ、タコイカですな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いやあ $puさん シーフードとは！</text:p>
            <text:p>おしゃれな言い方をされますなあ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焼肉はやっぱりホルモンが一番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すよねえ！ 安くてうまい</text:p>
            <text:p>ホルモンにかなうものはありません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焼肉はやっぱり野菜が一番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やっ？ 野菜ですか…？</text:p>
            <text:p>ははあ、へ、ヘルシィですね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串カツとか 結構好き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串カツ！ で、では 串カツ屋で</text:p>
            <text:p>最初に何を頼むでありますか？</text:p>
          </table:table-cell>
          <table:table-cell/>
        </table:table-row>
        <table:table-row table:style-name="ro1">
          <table:table-cell office:value-type="string">
            <text:p>串カツ</text:p>
          </table:table-cell>
          <table:table-cell/>
        </table:table-row>
        <table:table-row table:style-name="ro1">
          <table:table-cell office:value-type="string">
            <text:p>すなぎも</text:p>
          </table:table-cell>
          <table:table-cell/>
        </table:table-row>
        <table:table-row table:style-name="ro1">
          <table:table-cell office:value-type="string">
            <text:p>うずら</text:p>
          </table:table-cell>
          <table:table-cell/>
        </table:table-row>
        <table:table-row table:style-name="ro1">
          <table:table-cell office:value-type="string">
            <text:p>ウインナー</text:p>
          </table:table-cell>
          <table:table-cell/>
        </table:table-row>
        <table:table-row table:style-name="ro1">
          <table:table-cell office:value-type="string">
            <text:p>しいたけ</text:p>
          </table:table-cell>
          <table:table-cell/>
        </table:table-row>
        <table:table-row table:style-name="ro1">
          <table:table-cell office:value-type="string">
            <text:p>キャベ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、串カツ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すよねえ！ 本官も店に入ってまず</text:p>
            <text:p>２０本の串カツを頼む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、すなぎも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１本目から鳥レバーでありますか！？</text:p>
            <text:p>ほ、本官には少し理解できませんが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いう謎めいたところも</text:p>
            <text:p>$puさんの魅力なのでありましょうな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１本目はうずらに決まってるわ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ああ、うずらもいいですねえ</text:p>
            <text:p>ほっとする味でありますな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ウインナー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ウインナーとは、これはまたかわいらし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でも、本官も時々タコさんウインナーが無性</text:p>
            <text:p>に食べたくなる時がある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ね、しいたけ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しっ………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………………………しいたけですか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の キャベツに決まってるじゃない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たっ確かに</text:p>
            <text:p>一番目の前にあるものではあります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〜ん お好み焼き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なるほど〜！ $puさんは</text:p>
            <text:p>お好み焼きが好きなのでありますか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もコナモンは大好きであります</text:p>
            <text:p>…と、そういえば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$puさんは、「お好み焼き定食」は</text:p>
            <text:p>お好きでありますか？</text:p>
          </table:table-cell>
          <table:table-cell/>
        </table:table-row>
        <table:table-row table:style-name="ro1">
          <table:table-cell office:value-type="string">
            <text:p>好き</text:p>
          </table:table-cell>
          <table:table-cell/>
        </table:table-row>
        <table:table-row table:style-name="ro1">
          <table:table-cell office:value-type="string">
            <text:p>嫌い</text:p>
          </table:table-cell>
          <table:table-cell/>
        </table:table-row>
        <table:table-row table:style-name="ro1">
          <table:table-cell office:value-type="string">
            <text:p>お好み焼き定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ん 好き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すか！ いやあ！ 本官の周りには</text:p>
            <text:p>食べたことのない人が多く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私は嫌いだ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えっ そうなのですか…？</text:p>
            <text:p>す、少し残念であります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好み焼き定食って何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ご存知ないのですか？</text:p>
            <text:p>お好み焼きにご飯とみそ汁のセットですよ？</text:p>
          </table:table-cell>
          <table:table-cell/>
        </table:table-row>
        <table:table-row table:style-name="ro1">
          <table:table-cell office:value-type="string">
            <text:p>へえ おいしそう</text:p>
          </table:table-cell>
          <table:table-cell/>
        </table:table-row>
        <table:table-row table:style-name="ro1">
          <table:table-cell office:value-type="string">
            <text:p>う〜ん 私はあんまり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へえ おいしそう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すか！</text:p>
            <text:p>機会があったら今度食べにいきましょう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〜ん 私はあんまり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私は お寿司が好きだ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お寿司ですか！ いですねえ！</text:p>
            <text:p>では、ネタは何が好きなのでありますか？</text:p>
          </table:table-cell>
          <table:table-cell/>
        </table:table-row>
        <table:table-row table:style-name="ro1">
          <table:table-cell office:value-type="string">
            <text:p>トロ</text:p>
          </table:table-cell>
          <table:table-cell/>
        </table:table-row>
        <table:table-row table:style-name="ro1">
          <table:table-cell office:value-type="string">
            <text:p>ヒラメの縁側</text:p>
          </table:table-cell>
          <table:table-cell/>
        </table:table-row>
        <table:table-row table:style-name="ro1">
          <table:table-cell office:value-type="string">
            <text:p>コハダ</text:p>
          </table:table-cell>
          <table:table-cell/>
        </table:table-row>
        <table:table-row table:style-name="ro1">
          <table:table-cell office:value-type="string">
            <text:p>イカ</text:p>
          </table:table-cell>
          <table:table-cell/>
        </table:table-row>
        <table:table-row table:style-name="ro1">
          <table:table-cell office:value-type="string">
            <text:p>ウニ</text:p>
          </table:table-cell>
          <table:table-cell/>
        </table:table-row>
        <table:table-row table:style-name="ro1">
          <table:table-cell office:value-type="string">
            <text:p>穴子</text:p>
          </table:table-cell>
          <table:table-cell/>
        </table:table-row>
        <table:table-row table:style-name="ro1">
          <table:table-cell office:value-type="string">
            <text:p>鉄火巻</text:p>
          </table:table-cell>
          <table:table-cell/>
        </table:table-row>
        <table:table-row table:style-name="ro1">
          <table:table-cell office:value-type="string">
            <text:p>玉子</text:p>
          </table:table-cell>
          <table:table-cell/>
        </table:table-row>
        <table:table-row table:style-name="ro1">
          <table:table-cell office:value-type="string">
            <text:p>ガ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寿司といえばトロでしょう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トロ！ いいですねえ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もいつかは値段を気にせず、</text:p>
            <text:p>山のように食べてみたい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ヒラメの縁側とか、結構好き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ヒラメの縁側…？</text:p>
            <text:p>それはヒラメのヒレみたいなものですか…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い、いやあ！ もちろん</text:p>
            <text:p>本官は食べたことがあります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 お寿司はコハダ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コハダですか！</text:p>
            <text:p>まるで玄人みたいなことを言うんですねえ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本官もコハダは好物です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寿司だったら… イカ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イカでありますか…？ 本官はイカと言えば</text:p>
            <text:p>噛み切れないようなものばかりしか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まさか$puさん そういう噛み切れない</text:p>
            <text:p>イカが好きなのでありますか…？</text:p>
          </table:table-cell>
          <table:table-cell/>
        </table:table-row>
        <table:table-row table:style-name="ro1">
          <table:table-cell office:value-type="string">
            <text:p>噛み切れるイカが好き</text:p>
          </table:table-cell>
          <table:table-cell/>
        </table:table-row>
        <table:table-row table:style-name="ro1">
          <table:table-cell office:value-type="string">
            <text:p>噛み切れないイカが好き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はやっぱり、噛み切れる方が好き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うですよねえ… 安心したであります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そう？</text:p>
            <text:p>噛み切れないイカが好きなんだけど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えっ！？ い、いやあ！ 実は本官も</text:p>
            <text:p>噛み切れないイカは大好き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ウニとか、お寿司を食べたって気がするわ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ウニですか… 高級食材でありますね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には正直、</text:p>
            <text:p>あまりなじみのない食べ物であります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、穴子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本官も穴子は大好き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初任給をもらった時、</text:p>
            <text:p>最初に食べた食べ物が穴子でありました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ね… 鉄火巻が好きかな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鉄火ですか… 寿司の中ではカッパと並んで</text:p>
            <text:p>縁の下の力持ち的存在でありますな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$puさんもそういう鉄火巻のけなげな</text:p>
            <text:p>部分に惹かれているのでしょうね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…というのは</text:p>
            <text:p>本官の勝手な思い込みであり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寿司の玉子って、結構好きなの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確かに それに玉子は、その寿司屋の腕前の</text:p>
            <text:p>差が出やすいネタでありますからな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きっと$puさんが食べた寿司屋は、</text:p>
            <text:p>いい寿司屋だったんでしょ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ね… ガリかな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えっ？ ガリと言うと…</text:p>
            <text:p>あのガリでありますか…？ 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れは… 他の寿司ネタを食べずに</text:p>
            <text:p>ガリのみを食べると言うことでありますか？</text:p>
          </table:table-cell>
          <table:table-cell/>
        </table:table-row>
        <table:table-row table:style-name="ro1">
          <table:table-cell office:value-type="string">
            <text:p>そうね ガリばっかり</text:p>
          </table:table-cell>
          <table:table-cell/>
        </table:table-row>
        <table:table-row table:style-name="ro1">
          <table:table-cell office:value-type="string">
            <text:p>違う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ね ガリばっかり食べたい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、そうですか… いや、こんなことを</text:p>
            <text:p>言うのは差し出がましいかもしれませんが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他の寿司も食べた方が良いと思うであり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違うわよ</text:p>
            <text:p>いくら好きでもガリばっかりは食べないわ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っ そうですよね 安心したであります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私、洋食屋さんのメニューが大好きなの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ははあ！ 洋食ですか！</text:p>
            <text:p>ごちそうですからねえ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では、洋食では</text:p>
            <text:p>何が一番好きなのでありますか？</text:p>
          </table:table-cell>
          <table:table-cell/>
        </table:table-row>
        <table:table-row table:style-name="ro1">
          <table:table-cell office:value-type="string">
            <text:p>カレーライス</text:p>
          </table:table-cell>
          <table:table-cell/>
        </table:table-row>
        <table:table-row table:style-name="ro1">
          <table:table-cell office:value-type="string">
            <text:p>ハヤシライス</text:p>
          </table:table-cell>
          <table:table-cell/>
        </table:table-row>
        <table:table-row table:style-name="ro1">
          <table:table-cell office:value-type="string">
            <text:p>オムライス</text:p>
          </table:table-cell>
          <table:table-cell/>
        </table:table-row>
        <table:table-row table:style-name="ro1">
          <table:table-cell office:value-type="string">
            <text:p>ハンバーグ</text:p>
          </table:table-cell>
          <table:table-cell/>
        </table:table-row>
        <table:table-row table:style-name="ro1">
          <table:table-cell office:value-type="string">
            <text:p>エビフライ</text:p>
          </table:table-cell>
          <table:table-cell/>
        </table:table-row>
        <table:table-row table:style-name="ro1">
          <table:table-cell office:value-type="string">
            <text:p>メンチカツ</text:p>
          </table:table-cell>
          <table:table-cell/>
        </table:table-row>
        <table:table-row table:style-name="ro1">
          <table:table-cell office:value-type="string">
            <text:p>コロッケ</text:p>
          </table:table-cell>
          <table:table-cell/>
        </table:table-row>
        <table:table-row table:style-name="ro1">
          <table:table-cell office:value-type="string">
            <text:p>ビーフシチュー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カレーが好き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カレー！</text:p>
            <text:p>本官も、カレーライスは大好物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ただ、あの「ライスカレー」というヤツは</text:p>
            <text:p>気取っているようで好きではありません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ハヤシライスとか大好き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ハヤシ…？</text:p>
            <text:p>本官は食べたことがありませんが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もそも「ハヤシ」とは、何語なのでありましょう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私、オムライスが大好きなの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オムライスですか！ いやあ！ いいですなあ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オムライスを食べている$puさんを思い</text:p>
            <text:p>浮かべると、心が和む思い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ね… ハンバーグ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ああ！ ハンバーグ！ いいですねえ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あの肉汁を想像すると… 明日の</text:p>
            <text:p>夕食はハンバーグに決まり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エビフライとか、好き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エビフライですか… 本官には、</text:p>
            <text:p>エビフライを食べた記憶がほとんどありません…！ 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エビフライがどんな形をしているのかさえも</text:p>
            <text:p>分からないであります…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だな… メンチカツとか好き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メンチカツ？ どんな食べ物ですか？</text:p>
          </table:table-cell>
          <table:table-cell/>
        </table:table-row>
        <table:table-row table:style-name="ro1">
          <table:table-cell office:value-type="string">
            <text:p>カツの中身がミンチなもの</text:p>
          </table:table-cell>
          <table:table-cell/>
        </table:table-row>
        <table:table-row table:style-name="ro1">
          <table:table-cell office:value-type="string">
            <text:p>ハンバーグをカツにしたも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カツの中身がミンチになっている食べ物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ハンバーグに衣を着けて揚げた</text:p>
            <text:p>カツみたいな食べ物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ははあ… そんな食べ物があるのですか…</text:p>
            <text:p>$puさんは食べ物に詳しいですなあ…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〜ん やっぱりコロッケ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ああ コロッケが好きだなんて！</text:p>
            <text:p>本官は少し安心しました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すねえ 揚げたてのコロッケには、</text:p>
            <text:p>何物にも替えがたいものがある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ビーフシチューが好きだな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ビーフシチューとは… これまたハイグレードな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などは名前を聞いただけで</text:p>
            <text:p>目がくらみそうであります…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好きな食べ物… やっぱりすき焼き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すき焼きですか…</text:p>
            <text:p>もっもちろん食べたことはある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ただ… 一流のすき焼き屋の特上のものは</text:p>
            <text:p>本官にとっては天文学的な数字であります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中華料理とか 好きだ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中華というと… ラーメンとか</text:p>
            <text:p>ギョーザとかチャーハンとかです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は、</text:p>
            <text:p>中華丼のウズラの卵が大好きなのであり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、甘いものには目がないのよ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も、甘いもの好きと言うことでは</text:p>
            <text:p>負けない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ところで$puさんは… 「こしあん」と</text:p>
            <text:p>「つぶあん」、どちらがお好きですか？</text:p>
          </table:table-cell>
          <table:table-cell/>
        </table:table-row>
        <table:table-row table:style-name="ro1">
          <table:table-cell office:value-type="string">
            <text:p>こしあん</text:p>
          </table:table-cell>
          <table:table-cell/>
        </table:table-row>
        <table:table-row table:style-name="ro1">
          <table:table-cell office:value-type="string">
            <text:p>つぶあん</text:p>
          </table:table-cell>
          <table:table-cell/>
        </table:table-row>
        <table:table-row table:style-name="ro1">
          <table:table-cell office:value-type="string">
            <text:p>両方好き</text:p>
          </table:table-cell>
          <table:table-cell/>
        </table:table-row>
        <table:table-row table:style-name="ro1">
          <table:table-cell office:value-type="string">
            <text:p>あんこは嫌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「こしあん」でしょう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すよねえ！ 本官はつぶあんの</text:p>
            <text:p>「つぶ」の存在意義が分からないであり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ぱり「つぶあん」でしょう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ええっ つぶあんですか？</text:p>
            <text:p>いや… 少し残念です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んこだったら両方好き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ははあ、そうですか</text:p>
            <text:p>まあ、普通の人はそうでしょうね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私、あんこは嫌いなの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えっ！？ そうなのですか？</text:p>
            <text:p>いや… 本官は結構好きなのでありますが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おはようございますっ！ $plさん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おかえりなさい！ $plさん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$plさん 楽しいですっ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今、彼と一緒に住んでいらっしゃるそうで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できれば、もう少し早く知りたかったで</text:p>
            <text:p>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明日の$ci夜$crに</text:p>
            <text:p>大海町の$ciえの鮨$crに来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今日の$ci夜$crに</text:p>
            <text:p>大海町の$ciえの鮨$crに来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明日の$ci夕方$crに</text:p>
            <text:p>出玉町の$ciロイヤルホテル出玉$crに来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今日の$ci夕方$crに</text:p>
            <text:p>出玉町の$ciロイヤルホテル出玉$crに来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お待ちしてい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できれば、約束を守っていただきたかったで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今日の夜、ホルモン焼き屋玉ちゃんへ来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今日もいい天気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今日も暑くなりそうですね！</text:p>
            <text:p>熟射病〮熟中症には御注意ください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今日は大海公園で盆踊りがある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今日のパチンコはどうでありましたか？</text:p>
          </table:table-cell>
          <table:table-cell/>
        </table:table-row>
        <table:table-row table:style-name="ro1">
          <table:table-cell office:value-type="string">
            <text:p>ばっちり</text:p>
          </table:table-cell>
          <table:table-cell/>
        </table:table-row>
        <table:table-row table:style-name="ro1">
          <table:table-cell office:value-type="string">
            <text:p>まあまあ</text:p>
          </table:table-cell>
          <table:table-cell/>
        </table:table-row>
        <table:table-row table:style-name="ro1">
          <table:table-cell office:value-type="string">
            <text:p>まったくダメ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ばっちりだったわ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ありますか！</text:p>
            <text:p>よかったでありますね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あまあだった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ありますか！ 明日は</text:p>
            <text:p>より多くの当りがくる事を祈ってお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全くダメだったわ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ありますか… 大丈夫！</text:p>
            <text:p>明日はきっと今日の分も出るであります！</text:p>
          </table:table-cell>
          <table:table-cell/>
        </table:table-row>
        <table:table-row table:style-name="ro1">
          <table:table-cell office:value-type="string">
            <text:p>（じっと昭吾くんを見つめてみた…）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な、何でありましょうか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昭吾くん…</text:p>
          </table:table-cell>
          <table:table-cell/>
        </table:table-row>
        <table:table-row table:style-name="ro1">
          <table:table-cell office:value-type="string">
            <text:p>昭吾くん… かわいい…！</text:p>
          </table:table-cell>
          <table:table-cell/>
        </table:table-row>
        <table:table-row table:style-name="ro1">
          <table:table-cell office:value-type="string">
            <text:p>昭吾くん… 私、幸せよ…！</text:p>
          </table:table-cell>
          <table:table-cell/>
        </table:table-row>
        <table:table-row table:style-name="ro1">
          <table:table-cell office:value-type="string">
            <text:p>昭吾くん… お金が欲しいんだけど…</text:p>
          </table:table-cell>
          <table:table-cell/>
        </table:table-row>
        <table:table-row table:style-name="ro1">
          <table:table-cell office:value-type="string">
            <text:p>…ううん、なんでも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昭吾くん… かわいい…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な、なんですか 急に…！</text:p>
            <text:p>照れるではありませんか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ややややややややめてください！</text:p>
            <text:p>そんなに本官を見つめるのは…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昭吾くん… 私、幸せよ…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$plさん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本官も… 幸せであり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昭吾くん… お金が欲しいんだけど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えっ！？ …しょうがないです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ムダ遣いなどしないでくださいよ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だっ 駄目です！</text:p>
            <text:p>もう渡したではありませんか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ううん、なんでもな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っ そうですか…！</text:p>
            <text:p>いやあ どきどきしました…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明日も晴れるといいですね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明日も暑くなりそう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の得た情報によると、明日は銀玉会館の</text:p>
            <text:p>サービスデーとのことであります！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8:17.86</dc:date>
    <meta:generator>OpenOffice/4.1.14$Win32 OpenOffice.org_project/4114m1$Build-9811</meta:generator>
    <meta:editing-duration>PT1H4M38S</meta:editing-duration>
    <meta:editing-cycles>10</meta:editing-cycles>
    <meta:document-statistic meta:table-count="1" meta:cell-count="738" meta:object-count="0"/>
  </office:meta>
</office:document-meta>
</file>